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5.966cm"/>
    </style:style>
    <style:style style:name="gr5" style:family="graphic" style:parent-style-name="standard">
      <style:graphic-properties draw:stroke="none" draw:fill="none" draw:fill-color="#579d1c" fo:min-height="0.81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Only-notes">
      <style:graphic-properties draw:fill-color="#ffffff" draw:auto-grow-height="true" fo:min-height="11.429cm"/>
    </style:style>
    <style:style style:name="pr6" style:family="presentation" style:parent-style-name="Title_20_Only-title">
      <style:graphic-properties fo:min-height="9.599cm"/>
    </style:style>
    <style:style style:name="pr7" style:family="presentation" style:parent-style-name="Title_20_Only-notes">
      <style:graphic-properties draw:fill-color="#ffffff" fo:min-height="11.429cm"/>
    </style:style>
    <style:style style:name="pr8" style:family="presentation" style:parent-style-name="Title_20_Slide_5f_-notes">
      <style:graphic-properties draw:fill-color="#ffffff" draw:auto-grow-height="true" fo:min-height="12.572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end"/>
      <style:text-properties fo:color="#333333" style:font-name="Yanone Kaffeesatz1" fo:font-size="55.0999984741211pt" style:font-size-asian="50pt" style:font-size-complex="5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color="#333333" style:font-name="Yanone Kaffeesatz1" fo:font-size="50pt" style:font-size-asian="50pt" style:font-size-complex="50pt"/>
    </style:style>
    <style:style style:name="T7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064cm" presentation:class="title" presentation:user-transformed="true">
          <draw:text-box>
            <text:p text:style-name="P6"><text:span text:style-name="T5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Only">
        <office:forms form:automatic-focus="false" form:apply-design-mode="false"/>
        <draw:frame draw:style-name="gr4" draw:text-style-name="P10" draw:layer="layout" svg:width="6.466cm" svg:height="4.794cm" svg:x="1.763cm" svg:y="7.055cm">
          <draw:text-box>
            <text:p text:style-name="P8"><text:span text:style-name="T6">Bla bla bla</text:span></text:p>
            <text:p text:style-name="P9"><text:span text:style-name="T6"/>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5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1T19">
        <office:forms form:automatic-focus="false" form:apply-design-mode="false"/>
        <draw:frame presentation:style-name="pr6" draw:layer="layout" svg:width="25.197cm" svg:height="9.599cm" svg:x="1.4cm" svg:y="1.064cm" presentation:class="title" presentation:placeholder="true">
          <draw:text-box/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presentation:style-name="pr6" draw:layer="layout" svg:width="25.197cm" svg:height="9.599cm" svg:x="1.4cm" svg:y="1.064cm" presentation:class="title" presentation:placeholder="true">
          <draw:text-box/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7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Slide_5f_" presentation:presentation-page-layout-name="AL1T19">
        <office:forms form:automatic-focus="false" form:apply-design-mode="false"/>
        <draw:frame draw:style-name="gr5" draw:text-style-name="P13" draw:layer="layout" svg:width="7.553cm" svg:height="1.062cm" svg:x="20.556cm" svg:y="20.062cm">
          <draw:text-box>
            <text:p><text:span text:style-name="T7">https://xkcd.com/1403</text:span></text:p>
          </draw:text-box>
        </draw:frame>
        <draw:frame draw:style-name="gr6" draw:text-style-name="P14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17:46:22.727797429</dc:date>
    <dc:creator>Leonardo Uieda</dc:creator>
    <meta:generator>LibreOffice/4.4.6.3$Linux_X86_64 LibreOffice_project/40m0$Build-3</meta:generator>
    <meta:editing-duration>P1DT18H40M24S</meta:editing-duration>
    <meta:editing-cycles>328</meta:editing-cycles>
    <meta:document-statistic meta:object-count="98"/>
  </office:meta>
</office:document-meta>
</file>